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2.1cm" fo:min-width="5.05cm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2.5cm" fo:min-width="10.45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0.9cm" fo:min-width="4.75cm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2.5cm" fo:min-width="6.05cm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0.9cm" fo:min-width="10.45cm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0.9cm" fo:min-width="6.05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1.2cm" fo:min-width="6.05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3cm" fo:min-width="6.05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1.3cm" fo:min-width="8.45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0.8cm" fo:min-width="8.45cm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draw:marker-start-width="0.35cm" draw:marker-end-width="0.35cm" draw:fill="solid" draw:fill-color="#333333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P1" style:family="paragraph">
      <style:paragraph-properties fo:text-align="center"/>
      <style:text-properties style:font-name="Liberation Sans Narrow"/>
    </style:style>
    <style:style style:name="P2" style:family="paragraph">
      <loext:graphic-properties draw:fill="none"/>
      <style:paragraph-properties fo:text-align="center"/>
      <style:text-properties style:font-name="Liberation Sans Narrow" fo:font-size="9pt" style:font-size-asian="9pt" style:font-size-complex="9pt"/>
    </style:style>
    <style:style style:name="P3" style:family="paragraph">
      <loext:graphic-properties draw:fill="solid" draw:fill-color="#cccccc"/>
      <style:paragraph-properties fo:text-align="center"/>
      <style:text-properties style:font-name="Liberation Sans Narrow" fo:font-size="9pt" style:font-size-asian="9pt" style:font-size-complex="9pt"/>
    </style:style>
    <style:style style:name="P4" style:family="paragraph">
      <style:paragraph-properties fo:text-align="start"/>
      <style:text-properties style:font-name="Liberation Sans Narrow"/>
    </style:style>
    <style:style style:name="P5" style:family="paragraph">
      <loext:graphic-properties draw:fill="none"/>
      <style:paragraph-properties fo:text-align="start"/>
      <style:text-properties style:font-name="Liberation Sans Narrow" fo:font-size="9pt" style:font-size-asian="9pt" style:font-size-complex="9pt"/>
    </style:style>
    <style:style style:name="P6" style:family="paragraph">
      <style:paragraph-properties fo:text-align="end"/>
      <style:text-properties style:font-name="Liberation Sans Narrow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333333"/>
      <style:paragraph-properties fo:text-align="start"/>
      <style:text-properties style:font-name="Liberation Sans Narrow" fo:font-size="9pt" style:font-size-asian="9pt" style:font-size-complex="9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style:font-name="Liberation Sans Narrow"/>
    </style:style>
    <style:style style:name="T1" style:family="text">
      <style:text-properties style:font-name="Liberation Sans Narrow" fo:font-size="9pt" style:font-size-asian="9pt" style:font-size-complex="9pt"/>
    </style:style>
    <style:style style:name="T2" style:family="text">
      <style:text-properties fo:color="#dddddd" style:font-name="Liberation Sans Narrow" fo:font-size="9pt" style:font-size-asian="9pt" style:font-size-complex="9pt"/>
    </style:style>
    <style:style style:name="T3" style:family="text">
      <style:text-properties style:font-name="Liberation Sans Narro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6cm" svg:height="2.4cm" svg:x="10.8cm" svg:y="1.6cm">
          <text:p text:style-name="P1"><text:span text:style-name="T1">u8x8_SetFont</text:span></text:p>
          <text:p text:style-name="P1"><text:span text:style-name="T1">u8x8_DrawGlyph</text:span></text:p>
          <text:p text:style-name="P1"><text:span text:style-name="T1">u8x8_DrawString</text:span></text:p>
          <text:p text:style-name="P1"><text:span text:style-name="T1">u8x8_DrawUTF8</text:span></text:p>
          <text:p text:style-name="P1"><text:span text:style-name="T1">u8x8_GetUTF8L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cm" svg:height="2.8cm" svg:x="5.4cm" svg:y="5cm">
          <text:p text:style-name="P1"><text:span text:style-name="T1">Callback Messages</text:span></text:p>
          <text:p text:style-name="P1"><text:span text:style-name="T1">U8X8_MSG_DISPLAY_SETUP_MEMORY</text:span></text:p>
          <text:p text:style-name="P1"><text:span text:style-name="T1">U8X8_MSG_DISPLAY_INIT</text:span></text:p>
          <text:p text:style-name="P1"><text:span text:style-name="T1">U8X8_MSG_DISPLAY_SET_POWER_SAVE</text:span></text:p>
          <text:p text:style-name="P1"><text:span text:style-name="T1">U8X8_MSG_DISPLAY_SET_FLIP_MODE</text:span></text:p>
          <text:p text:style-name="P1"><text:span text:style-name="T1">U8X8_MSG_DISPLAY_SET_CONTRAST</text:span></text:p>
          <text:p text:style-name="P1"><text:span text:style-name="T1">U8X8_MSG_DISPLAY_DRAW_TI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cm" svg:height="1.2cm" svg:x="8.6cm" svg:y="9cm">
          <text:p text:style-name="P1"><text:span text:style-name="T1">u8x8_d_helper_display_setup_memory</text:span></text:p>
          <text:p text:style-name="P1"><text:span text:style-name="T1">u8x8_d_helper_display_init</text:span></text:p>
          <draw:enhanced-geometry svg:viewBox="0 0 21600 21600" draw:type="rectangle" draw:enhanced-path="M 0 0 L 21600 0 21600 21600 0 21600 0 0 Z N"/>
        </draw:custom-shape>
        <draw:polygon draw:style-name="gr4" draw:text-style-name="P5" draw:layer="layout" svg:width="7.399cm" svg:height="3.399cm" svg:x="5.4cm" svg:y="9cm" svg:viewBox="0 0 7400 3400" draw:points="0,0 3200,0 3200,1200 7400,1200 7400,3400 0,3400"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>u8x8_cad_Init, u8x8_cad_SendCmd, </text:span></text:p>
          <text:p text:style-name="P4"><text:span text:style-name="T1">u8x8_cad_SendArg, u8x8_cad_SendData</text:span></text:p>
          <text:p text:style-name="P4"><text:span text:style-name="T1">u8x8_cad_StartTransfer, u8x8_cad_EndTransfer</text:span></text:p>
          <text:p text:style-name="P4"><text:span text:style-name="T1">u8x8_cad_SendSequence</text:span></text:p>
        </draw:polygon>
        <draw:custom-shape draw:style-name="gr5" draw:text-style-name="P3" draw:layer="layout" svg:width="6.6cm" svg:height="2.8cm" svg:x="5.4cm" svg:y="12.4cm">
          <text:p text:style-name="P1"><text:span text:style-name="T1">Callback Messages</text:span></text:p>
          <text:p text:style-name="P1"><text:span text:style-name="T1">U8X8_MSG_CAD_INIT</text:span></text:p>
          <text:p text:style-name="P1"><text:span text:style-name="T1">U8X8_MSG_CAD_SEND_CMD</text:span></text:p>
          <text:p text:style-name="P1"><text:span text:style-name="T1">U8X8_MSG_CAD_SEND_ARG</text:span></text:p>
          <text:p text:style-name="P1"><text:span text:style-name="T1">U8X8_MSG_CAD_SEND_DATA</text:span></text:p>
          <text:p text:style-name="P1"><text:span text:style-name="T1">U8X8_MSG_CAD_START_TRANSFER</text:span></text:p>
          <text:p text:style-name="P1"><text:span text:style-name="T1">U8X8_MSG_CAD_END_TRANSFER</text:span></text:p>
          <draw:enhanced-geometry svg:viewBox="0 0 21600 21600" draw:type="rectangle" draw:enhanced-path="M 0 0 L 21600 0 21600 21600 0 21600 0 0 Z N"/>
        </draw:custom-shape>
        <draw:polygon draw:style-name="gr4" draw:text-style-name="P5" draw:layer="layout" svg:width="8.999cm" svg:height="15.499cm" svg:x="7.4cm" svg:y="9cm" svg:viewBox="0 0 9000 15500" draw:points="0,13400 4600,13400 4600,3400 5400,3400 5400,1200 6500,1200 6500,0 9000,0 9000,15500 0,15500"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>u8x8_gpio_Init</text:span></text:p>
          <text:p text:style-name="P6"><text:span text:style-name="T1">u8x8_gpio_SetDC</text:span></text:p>
          <text:p text:style-name="P6"><text:span text:style-name="T1">u8x8_gpio_SetCS</text:span></text:p>
          <text:p text:style-name="P6"><text:span text:style-name="T1">u8x8_gpio_SetReset</text:span></text:p>
          <text:p text:style-name="P6"><text:span text:style-name="T1">u8x8_gpio_SetSPIClock</text:span></text:p>
          <text:p text:style-name="P6"><text:span text:style-name="T1">u8x8_gpio_SetSPIData</text:span></text:p>
          <text:p text:style-name="P6"><text:span text:style-name="T1">u8x8_gpio_SetI2CClock</text:span></text:p>
          <text:p text:style-name="P6"><text:span text:style-name="T1">u8x8_gpio_SetI2CData</text:span></text:p>
          <text:p text:style-name="P6"><text:span text:style-name="T1">u8x8_gpio_Delay</text:span></text:p>
        </draw:polygon>
        <draw:custom-shape draw:style-name="gr6" draw:text-style-name="P3" draw:layer="layout" svg:width="11cm" svg:height="1.2cm" svg:x="5.4cm" svg:y="7.8cm">
          <text:p text:style-name="P1"><text:span text:style-name="T1">Callback Functions</text:span></text:p>
          <text:p text:style-name="P1"><text:span text:style-name="T1">u8x8_d_ssd1306_128x64_noname, u8x8_d_uc1701_dogs102, ...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6cm" svg:height="1.2cm" svg:x="5.4cm" svg:y="15.2cm">
          <text:p text:style-name="P1"><text:span text:style-name="T1">Callback Functions</text:span></text:p>
          <text:p text:style-name="P1"><text:span text:style-name="T1">u8x8_cad_110, u8x8_cad_00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6cm" svg:height="1.5cm" svg:x="5.4cm" svg:y="16.4cm">
          <text:p text:style-name="P1"><text:span text:style-name="T1">u8x8_byte_SetDC</text:span></text:p>
          <text:p text:style-name="P1"><text:span text:style-name="T1">u8x8_byte_SendByte</text:span></text:p>
          <text:p text:style-name="P1"><text:span text:style-name="T1">u8x8_byte_SendByt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cm" svg:height="3.3cm" svg:x="5.4cm" svg:y="17.9cm">
          <text:p text:style-name="P1"><text:span text:style-name="T1">Callback Messages</text:span></text:p>
          <text:p text:style-name="P1"><text:span text:style-name="T1">U8X8_MSG_BYTE_INIT</text:span></text:p>
          <text:p text:style-name="P1"><text:span text:style-name="T1">8X8_MSG_BYTE_SET_DC</text:span></text:p>
          <text:p text:style-name="P1"><text:span text:style-name="T1">U8X8_MSG_BYTE_SEND</text:span></text:p>
          <text:p text:style-name="P1"><text:span text:style-name="T1">U8X8_MSG_BYTE_START_TRANSFER</text:span></text:p>
          <text:p text:style-name="P1"><text:span text:style-name="T1">U8X8_MSG_BYTE_END_TRANSFER</text:span></text:p>
          <text:p text:style-name="P1"><text:span text:style-name="T1">U8X8_MSG_BYTE_SET_I2C_ADR</text:span></text:p>
          <text:p text:style-name="P1"><text:span text:style-name="T1">U8X8_MSG_BYTE_SET_DE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6cm" svg:height="1.2cm" svg:x="5.4cm" svg:y="21.2cm">
          <text:p text:style-name="P1"><text:span text:style-name="T1">Callback Functions</text:span></text:p>
          <text:p text:style-name="P1"><text:span text:style-name="T1">u8x8_byte_4wire_sw_spi, u8x8_byte_3wire_sw_spi,</text:span></text:p>
          <text:p text:style-name="P1"><text:span text:style-name="T1">u8x8_byte_ssd13xx_sw_i2c, 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9cm" svg:height="1.6cm" svg:x="7.4cm" svg:y="24.5cm">
          <text:p text:style-name="P1"><text:span text:style-name="T1">Callback Messages</text:span></text:p>
          <text:p text:style-name="P1"><text:span text:style-name="T1">U8X8_MSG_GPIO_AND_DELAY_INIT</text:span></text:p>
          <text:p text:style-name="P1"><text:span text:style-name="T1">U8X8_MSG_DELAY_MILLI, U8X8_MSG_DELAY_NANO</text:span></text:p>
          <text:p text:style-name="P1"><text:span text:style-name="T1">U8X8_MSG_DELAY_I2C, U8X8_MSG_GPIO_xyz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9cm" svg:height="1.1cm" svg:x="7.4cm" svg:y="26.1cm">
          <text:p text:style-name="P1"><text:span text:style-name="T1">Callback Functions</text:span></text:p>
          <text:p text:style-name="P1"><text:span text:style-name="T1">… </text:span><text:span text:style-name="T1">device specific ...</text:span></text:p>
          <draw:enhanced-geometry svg:viewBox="0 0 21600 21600" draw:type="rectangle" draw:enhanced-path="M 0 0 L 21600 0 21600 21600 0 21600 0 0 Z N"/>
        </draw:custom-shape>
        <draw:polygon draw:style-name="gr4" draw:text-style-name="P5" draw:layer="layout" svg:width="10.999cm" svg:height="3.399cm" svg:x="5.4cm" svg:y="1.6cm" svg:viewBox="0 0 11000 3400" draw:points="0,0 5400,0 5400,2400 11000,2400 11000,3400 0,3400">
          <text:p text:style-name="P7"><text:span text:style-name="T1">u8x8_SetupMemory</text:span></text:p>
          <text:p text:style-name="P7"><text:span text:style-name="T1">u8x8_InitDisplay</text:span></text:p>
          <text:p text:style-name="P7"><text:span text:style-name="T1">u8x8_SetPowerSave</text:span></text:p>
          <text:p text:style-name="P7"><text:span text:style-name="T1">u8x8_SetFlipMode</text:span></text:p>
          <text:p text:style-name="P7"><text:span text:style-name="T1">u8x8_SetContrast</text:span></text:p>
          <text:p text:style-name="P7"><text:span text:style-name="T1">u8x8_ClearScreen</text:span></text:p>
          <text:p text:style-name="P7"><text:span text:style-name="T1">u8x8_DrawTile</text:span></text:p>
        </draw:polygon>
        <draw:polygon draw:style-name="gr12" draw:text-style-name="P8" draw:layer="layout" svg:width="10.999cm" svg:height="5.899cm" svg:x="5.4cm" svg:y="22.4cm" svg:viewBox="0 0 11000 5900" draw:points="0,0 2000,0 2000,4800 11000,4800 11000,5900 0,5800"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2">Microcontroller Hardware</text:span></text:p>
        </draw:polygon>
        <draw:line draw:style-name="gr13" draw:text-style-name="P9" draw:layer="layout" svg:x1="1.6cm" svg:y1="1.6cm" svg:x2="4.8cm" svg:y2="1.6cm">
          <text:p/>
        </draw:line>
        <draw:frame draw:style-name="gr14" draw:text-style-name="P10" draw:layer="layout" svg:width="2.669cm" svg:height="0.983cm" svg:x="1.531cm" svg:y="2.317cm">
          <draw:text-box>
            <text:p><text:span text:style-name="T3">U8x8 API</text:span></text:p>
          </draw:text-box>
        </draw:frame>
        <draw:line draw:style-name="gr13" draw:text-style-name="P9" draw:layer="layout" svg:x1="1.6cm" svg:y1="5cm" svg:x2="4.8cm" svg:y2="5cm">
          <text:p/>
        </draw:line>
        <draw:frame draw:style-name="gr15" draw:text-style-name="P10" draw:layer="layout" svg:width="2.322cm" svg:height="2.447cm" svg:x="1.6cm" svg:y="5.453cm">
          <draw:text-box>
            <text:p><text:span text:style-name="T3">Display</text:span><text:span text:style-name="T3"><text:line-break/></text:span><text:span text:style-name="T3">Specific</text:span><text:span text:style-name="T3"><text:line-break/></text:span><text:span text:style-name="T3">Code</text:span></text:p>
          </draw:text-box>
        </draw:frame>
        <draw:line draw:style-name="gr13" draw:text-style-name="P9" draw:layer="layout" svg:x1="1.6cm" svg:y1="9cm" svg:x2="4.8cm" svg:y2="9cm">
          <text:p/>
        </draw:line>
        <draw:frame draw:style-name="gr14" draw:text-style-name="P10" draw:layer="layout" svg:width="3.525cm" svg:height="3.179cm" svg:x="1.475cm" svg:y="10.621cm">
          <draw:text-box>
            <text:p><text:span text:style-name="T3">Command</text:span><text:span text:style-name="T3"><text:line-break/></text:span><text:span text:style-name="T3">Argument</text:span><text:span text:style-name="T3"><text:line-break/></text:span><text:span text:style-name="T3">Data</text:span><text:span text:style-name="T3"><text:line-break/></text:span><text:span text:style-name="T3">Management</text:span></text:p>
          </draw:text-box>
        </draw:frame>
        <draw:line draw:style-name="gr13" draw:text-style-name="P9" draw:layer="layout" svg:x1="1.6cm" svg:y1="16.4cm" svg:x2="4.8cm" svg:y2="16.4cm">
          <text:p/>
        </draw:line>
        <draw:frame draw:style-name="gr14" draw:text-style-name="P10" draw:layer="layout" svg:width="3.139cm" svg:height="3.911cm" svg:x="1.661cm" svg:y="17.2cm">
          <draw:text-box>
            <text:p><text:span text:style-name="T3">Byte</text:span><text:span text:style-name="T3"><text:line-break/></text:span><text:span text:style-name="T3">Transfer</text:span></text:p>
            <text:p><text:span text:style-name="T3"/></text:p>
            <text:p><text:span text:style-name="T3">HW access</text:span><text:span text:style-name="T3"><text:line-break/></text:span><text:span text:style-name="T3">allowed</text:span></text:p>
          </draw:text-box>
        </draw:frame>
        <draw:line draw:style-name="gr13" draw:text-style-name="P9" draw:layer="layout" svg:x1="1.6cm" svg:y1="22.4cm" svg:x2="4.8cm" svg:y2="22.4cm">
          <text:p/>
        </draw:line>
        <draw:line draw:style-name="gr13" draw:text-style-name="P9" draw:layer="layout" svg:x1="1.6cm" svg:y1="27.2cm" svg:x2="4.8cm" svg:y2="27.2cm">
          <text:p/>
        </draw:line>
        <draw:frame draw:style-name="gr14" draw:text-style-name="P10" draw:layer="layout" svg:width="3.77cm" svg:height="2.447cm" svg:x="1.5cm" svg:y="23.3cm">
          <draw:text-box>
            <text:p><text:span text:style-name="T3">uC specific</text:span><text:span text:style-name="T3"><text:line-break/></text:span><text:span text:style-name="T3">GPIO &amp; Delay</text:span><text:span text:style-name="T3"><text:line-break/></text:span><text:span text:style-name="T3">Proced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7T14:52:37.917233023</meta:creation-date>
    <dc:date>2015-12-07T23:35:03.771692639</dc:date>
    <meta:editing-duration>PT24M58S</meta:editing-duration>
    <meta:editing-cycles>4</meta:editing-cycles>
    <meta:generator>LibreOffice/4.4.2.2$Linux_X86_64 LibreOffice_project/40m0$Build-2</meta:generator>
    <meta:document-statistic meta:object-count="26"/>
  </office:meta>
</office:document-meta>
</file>